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" draw:marker-end-width="0.3cm" draw:fill="none" draw:fill-color="#ffffff" draw:textarea-vertical-align="middle"/>
    </style:style>
    <style:style style:name="gr4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6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874cm"/>
    </style:style>
    <style:style style:name="gr8" style:family="graphic" style:parent-style-name="standard">
      <style:graphic-properties draw:stroke="none" svg:stroke-color="#000000" draw:fill="none" draw:fill-color="#ffffff" fo:min-height="1.673cm"/>
    </style:style>
    <style:style style:name="gr9" style:family="graphic" style:parent-style-name="standard">
      <style:graphic-properties draw:stroke="none" svg:stroke-color="#000000" draw:fill="none" draw:fill-color="#ffffff" fo:min-height="1.772cm"/>
    </style:style>
    <style:style style:name="gr10" style:family="graphic" style:parent-style-name="objectwithoutfill">
      <style:graphic-properties draw:marker-end="Arrow" draw:fill="none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Ultrafine_20_2_20_Dots_20_3_20_Dashes" svg:stroke-color="#ff3333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3" draw:id="id3" draw:layer="layout" svg:width="1.7cm" svg:height="1.5cm" svg:x="11.9cm" svg:y="11.92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2" draw:id="id2" draw:layer="layout" svg:width="2.8cm" svg:height="0.9cm" svg:x="11.3cm" svg:y="14.425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2.8cm" svg:height="0.9cm" svg:x="11.3cm" svg:y="16.225cm">
          <text:p text:style-name="P1">us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2.6cm" svg:height="2.125cm" svg:x="11.5cm" svg:y="8.4cm">
          <text:p text:style-name="P1">ext2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3cm" svg:height="1.3cm" svg:x="13.6cm" svg:y="2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3cm" svg:height="1.3cm" svg:x="8.6cm" svg:y="2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0.8cm" svg:y="2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1cm" svg:y1="16.675cm" svg:x2="14.1cm" svg:y2="14.875cm" draw:start-shape="id1" draw:start-glue-point="1" draw:end-shape="id2" draw:end-glue-point="1" svg:d="M14100 16675h501v-1800h-501" svg:viewBox="0 0 502 1801">
          <text:p/>
        </draw:connector>
        <draw:connector draw:style-name="gr4" draw:text-style-name="P1" draw:layer="layout" svg:x1="9.579cm" svg:y1="11.17cm" svg:x2="11.9cm" svg:y2="12.863cm" draw:end-shape="id3" draw:end-glue-point="6" svg:d="M9579 11170h910v1693h1411" svg:viewBox="0 0 2322 1694">
          <text:p/>
        </draw:connector>
        <draw:connector draw:style-name="gr4" draw:text-style-name="P1" draw:layer="layout" svg:x1="9.657cm" svg:y1="8.83cm" svg:x2="12.15cm" svg:y2="9.463cm" draw:end-shape="id4" draw:end-glue-point="5" svg:d="M9657 8830h671v633h1822" svg:viewBox="0 0 2494 634">
          <text:p/>
        </draw:connector>
        <draw:line draw:style-name="gr4" draw:text-style-name="P1" draw:layer="layout" svg:x1="12.5cm" svg:y1="13.425cm" svg:x2="12.5cm" svg:y2="14.525cm">
          <text:p/>
        </draw:line>
        <draw:frame draw:style-name="gr5" draw:layer="layout" svg:width="3cm" svg:height="1.925cm" svg:x="2.5cm" svg:y="8.4cm">
          <draw:text-box>
            <text:p>挂载点</text:p>
            <text:p>mount</text:p>
          </draw:text-box>
        </draw:frame>
        <draw:connector draw:style-name="gr4" draw:text-style-name="P1" draw:layer="layout" svg:x1="11.3cm" svg:y1="14.875cm" svg:x2="8.6cm" svg:y2="21.175cm" draw:start-shape="id2" draw:start-glue-point="3" draw:end-shape="id5" draw:end-glue-point="6" svg:d="M11300 14875h-3201v6300h501" svg:viewBox="0 0 3202 6301">
          <text:p/>
        </draw:connector>
        <draw:line draw:style-name="gr6" draw:text-style-name="P1" draw:layer="layout" svg:x1="9.5cm" svg:y1="21.225cm" svg:x2="11.1cm" svg:y2="21.225cm">
          <text:p/>
        </draw:line>
        <draw:line draw:style-name="gr6" draw:text-style-name="P1" draw:layer="layout" svg:x1="12cm" svg:y1="21.125cm" svg:x2="13.7cm" svg:y2="21.125cm">
          <text:p/>
        </draw:line>
        <draw:frame draw:style-name="gr7" draw:layer="layout" svg:width="4.5cm" svg:height="2.124cm" svg:x="2.3cm" svg:y="11.701cm">
          <draw:text-box>
            <text:p>超级块</text:p>
            <text:p>super_block</text:p>
          </draw:text-box>
        </draw:frame>
        <draw:frame draw:style-name="gr8" draw:layer="layout" svg:width="3cm" svg:height="1.923cm" svg:x="2.3cm" svg:y="14.402cm">
          <draw:text-box>
            <text:p>目录项</text:p>
            <text:p>dentry</text:p>
          </draw:text-box>
        </draw:frame>
        <draw:frame draw:style-name="gr9" draw:layer="layout" svg:width="3.1cm" svg:height="2.022cm" svg:x="2.3cm" svg:y="19.678cm">
          <draw:text-box>
            <text:p>索引节点</text:p>
            <text:p>inode</text:p>
          </draw:text-box>
        </draw:frame>
        <draw:line draw:style-name="gr6" draw:text-style-name="P1" draw:layer="layout" svg:x1="12.9cm" svg:y1="10.725cm" svg:x2="12.9cm" svg:y2="11.825cm">
          <text:p/>
        </draw:line>
        <draw:connector draw:style-name="gr3" draw:text-style-name="P1" draw:layer="layout" svg:x1="11.3cm" svg:y1="16.675cm" svg:x2="11.3cm" svg:y2="14.875cm" draw:start-shape="id1" draw:start-glue-point="3" draw:end-shape="id2" draw:end-glue-point="3" svg:d="M11300 16675h-501v-1800h501" svg:viewBox="0 0 502 1801">
          <text:p/>
        </draw:connector>
        <draw:custom-shape draw:style-name="gr2" draw:text-style-name="P1" xml:id="id6" draw:id="id6" draw:layer="layout" svg:width="2.8cm" svg:height="0.9cm" svg:x="11.299cm" svg:y="18.024cm">
          <text:p text:style-name="P1">tm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4.1cm" svg:y1="16.674cm" svg:x2="14.099cm" svg:y2="18.474cm" draw:end-shape="id6" draw:end-glue-point="1" svg:d="M14100 16674h500v1800h-501" svg:viewBox="0 0 502 1801">
          <text:p/>
        </draw:connector>
        <draw:connector draw:style-name="gr3" draw:text-style-name="P1" draw:layer="layout" svg:x1="11.3cm" svg:y1="16.674cm" svg:x2="11.299cm" svg:y2="18.474cm" draw:end-shape="id6" draw:end-glue-point="3" svg:d="M11300 16674h-502v1800h501" svg:viewBox="0 0 503 1801">
          <text:p/>
        </draw:connector>
        <draw:line draw:style-name="gr4" draw:text-style-name="P1" draw:layer="layout" svg:x1="12.9cm" svg:y1="18.925cm" svg:x2="14.1cm" svg:y2="20.4cm">
          <text:p/>
        </draw:line>
        <draw:path draw:style-name="gr10" draw:text-style-name="P1" draw:layer="layout" svg:width="4.797cm" svg:height="3.54cm" draw:transform="skewX (-0.869523033343575) rotate (-2.87420821218426) translate (16.4267202844714cm 19.4322845931478cm)" svg:viewBox="0 0 4798 3541" svg:d="M0 3541c4747 0 4798-3541 4798-3541l-88 60">
          <text:p/>
        </draw:path>
        <draw:custom-shape draw:style-name="gr11" draw:text-style-name="P1" draw:layer="layout" svg:width="43.1cm" svg:height="28.3cm" svg:x="2.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7.7cm" svg:height="0.9cm" svg:x="20.3cm" svg:y="3.6cm">
          <text:p text:style-name="P1">&lt;ext2, tmp&gt;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6.6cm" svg:height="1.925cm" svg:x="2.6cm" svg:y="5.001cm">
          <draw:text-box>
            <text:p>挂载点哈希表</text:p>
            <text:p>mount_hashtable</text:p>
          </draw:text-box>
        </draw:frame>
        <draw:frame draw:style-name="gr5" draw:layer="layout" svg:width="5.2cm" svg:height="2.486cm" svg:x="2.4cm" svg:y="25.875cm">
          <draw:text-box>
            <text:p>挂载目录哈希表</text:p>
            <text:p>mountpoint_hashtable</text:p>
          </draw:text-box>
        </draw:frame>
        <draw:custom-shape draw:style-name="gr12" draw:text-style-name="P1" draw:layer="layout" svg:width="8.7cm" svg:height="0.9cm" svg:x="18.1cm" svg:y="26.8cm">
          <text:p text:style-name="P1">&lt;tmp&gt;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layer="layout" svg:width="4.5cm" svg:height="2.022cm" svg:x="2.3cm" svg:y="23.078cm">
          <draw:text-box>
            <text:p>挂载节点</text:p>
            <text:p>mountpoint</text:p>
          </draw:text-box>
        </draw:frame>
        <draw:custom-shape draw:style-name="gr13" draw:text-style-name="P1" draw:layer="layout" svg:width="28.4cm" svg:height="18.1cm" svg:x="15.8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5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1-24T22:56:11.050716655</dc:date>
    <meta:editing-duration>PT4H45M39S</meta:editing-duration>
    <meta:editing-cycles>140</meta:editing-cycles>
    <meta:generator>LibreOffice/4.2.7.2$Linux_x86 LibreOffice_project/420m0$Build-2</meta:generator>
    <meta:document-statistic meta:object-count="32"/>
  </office:meta>
</office:document-meta>
</file>